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26pt"/>
    </style:style>
    <style:style style:name="co2" style:family="table-column">
      <style:table-column-properties fo:break-before="auto" style:column-width="438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ake button widgets one-cli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activate berserk chit in aler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how version number on start scree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make left tabs wi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ack button when inspecting ch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game blocked when no change available when making change for fatigued chi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f you are in select clearing mode, do not allow changing the activity until a clearing is selecte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style-name="ce1" office:value-type="string" calcext:value-type="string">
            <text:p>seed 14172753400897299089UL: can't move from BV inn to R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style-name="ce1" office:value-type="string" calcext:value-type="string">
            <text:p>seed 8978331046732555781UL: bad valley-&gt;high pass tile mismatc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don't show dwellings before start location select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new game while old one is in progres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clean up unselected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how character equipment and sta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make character selection arrows wrap aroun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fix goal dialog size on androi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elect character victory poin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how/select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game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berserker: activate berserk chit in encounter ste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when loading a game, there is an extra blank activity in the lis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Sheet1.A1:Sheet1.E65">
          <table:sort>
            <table:sort-by table:field-number="4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6">00/00/0000</text:date>, <text:time style:data-style-name="N2" text:time-value="12:15:11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6-08-06T12:37:24.784000000</dc:date>
    <meta:editing-duration>PT18H54M34S</meta:editing-duration>
    <meta:editing-cycles>74</meta:editing-cycles>
    <meta:generator>LibreOffice/5.1.4.2$Windows_x86 LibreOffice_project/f99d75f39f1c57ebdd7ffc5f42867c12031db97a</meta:generator>
    <meta:document-statistic meta:table-count="1" meta:cell-count="325" meta:object-count="0"/>
  </office:meta>
</office:document-meta>
</file>